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hatgpt evaluateur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tgp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aud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epsee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str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w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5T19:42:46.468268614</meta:creation-date>
    <dc:date>2026-04-06T13:51:25.941168293</dc:date>
    <meta:editing-duration>PT18H8M39S</meta:editing-duration>
    <meta:editing-cycles>4</meta:editing-cycles>
    <meta:generator>LibreOffice/7.5.9.2$Linux_X86_64 LibreOffice_project/50$Build-2</meta:generator>
    <meta:document-statistic meta:table-count="1" meta:cell-count="496" meta:object-count="0"/>
  </office:meta>
</office:document-meta>
</file>